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1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0.62cm" fo:min-width="13.1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.6cm" fo:min-width="1.45cm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e8a202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8a202" draw:marker-start-width="0.35cm" draw:marker-end-width="0.35cm" draw:fill="none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cm" fo:min-width="1.5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cm" fo:min-width="1.6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6699" draw:marker-start-width="0.275cm" draw:marker-end-width="0.275cm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width="0.03cm" svg:stroke-color="#a7c9dd" draw:marker-start-width="0.245cm" draw:marker-end-width="0.245cm" draw:fill="none" draw:fill-color="#729fcf" draw:textarea-horizontal-align="justify" draw:textarea-vertical-align="middle" draw:auto-grow-height="false" fo:min-height="0.71cm" fo:min-width="0.46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0.52cm" fo:min-width="2.27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6.32cm" fo:min-width="1.87cm" fo:padding-top="0.14cm" fo:padding-bottom="0.14cm" fo:padding-left="0.265cm" fo:padding-right="0.265cm"/>
    </style:style>
    <style:style style:name="gr22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58cm" fo:min-width="0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8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width="0.03cm" svg:stroke-color="#006699" draw:marker-start-width="0.245cm" draw:marker-end-width="0.245cm" draw:fill="none" draw:fill-color="#729fc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2cm" fo:min-width="0.55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.044cm" fo:min-width="0cm" fo:padding-top="0.14cm" fo:padding-bottom="0.14cm" fo:padding-left="0.265cm" fo:padding-right="0.265cm"/>
    </style:style>
    <style:style style:name="gr40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148cm" fo:min-width="0cm" fo:padding-top="0.137cm" fo:padding-bottom="0.137cm" fo:padding-left="0.262cm" fo:padding-right="0.262cm"/>
    </style:style>
    <style:style style:name="gr41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622cm" fo:min-width="0cm" fo:padding-top="0.137cm" fo:padding-bottom="0.137cm" fo:padding-left="0.262cm" fo:padding-right="0.262cm"/>
    </style:style>
    <style:style style:name="gr42" style:family="graphic" style:parent-style-name="standard">
      <style:graphic-properties draw:stroke="dash" draw:stroke-dash="Ultraultrafine_20_Dashed" svg:stroke-width="0.1cm" svg:stroke-color="#127622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2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1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61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8cm" fo:min-width="0.85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cm" fo:min-width="0.45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.142cm" fo:min-width="0cm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svg:stroke-width="0.05cm" svg:stroke-color="#999999" draw:marker-start-width="0.275cm" draw:marker-end-width="0.275cm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  <style:text-properties style:font-name="Arial1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Arial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e8a202" style:font-name="Arial1" fo:font-size="10pt" style:font-size-asian="10pt" style:font-size-complex="10pt"/>
    </style:style>
    <style:style style:name="P6" style:family="paragraph">
      <loext:graphic-properties draw:fill="none" draw:fill-color="#729fcf"/>
      <style:paragraph-properties fo:text-align="center"/>
      <style:text-properties style:font-name="Arial1"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e8a202" style:font-name="Arial1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1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1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127622" style:font-name="Arial1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127622" style:font-name="Arial1"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Arial1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a7c9dd" style:font-name="Arial1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Arial1" fo:font-size="9pt" style:font-size-asian="9pt" style:font-size-complex="9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fo:color="#e8a202" style:font-name="Arial1" fo:font-size="10pt" style:font-size-asian="10pt" style:font-size-complex="10pt"/>
    </style:style>
    <style:style style:name="T3" style:family="text">
      <style:text-properties fo:color="#e8a202"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text-position="sub 77%" style:font-name="Arial1" fo:font-size="10pt" style:font-size-asian="10pt" style:font-size-complex="10pt"/>
    </style:style>
    <style:style style:name="T6" style:family="text">
      <style:text-properties fo:color="#127622" style:font-name="Arial1" fo:font-size="10pt" style:font-size-asian="10pt" style:font-size-complex="10pt"/>
    </style:style>
    <style:style style:name="T7" style:family="text">
      <style:text-properties style:text-position="0% 100%" style:font-name="Arial1" fo:font-size="10pt" style:font-size-asian="10pt" style:font-size-complex="10pt"/>
    </style:style>
    <style:style style:name="T8" style:family="text">
      <style:text-properties fo:color="#a7c9dd" style:font-name="Arial1"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10.9cm" svg:x="3.101cm" svg:y="4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93cm" svg:height="0.395cm" svg:x="5.404cm" svg:y="3.913cm">
          <draw:text-box>
            <text:p><text:span text:style-name="T1">HV (Filament </text:span><text:span text:style-name="T1">voltage)</text:span></text:p>
          </draw:text-box>
        </draw:frame>
        <draw:frame draw:style-name="gr3" draw:text-style-name="P2" draw:layer="layout" svg:width="0.468cm" svg:height="0.395cm" svg:x="4.401cm" svg:y="3.914cm">
          <draw:text-box>
            <text:p><text:span text:style-name="T1">PE</text:span></text:p>
          </draw:text-box>
        </draw:frame>
        <draw:frame draw:style-name="gr3" draw:text-style-name="P2" draw:layer="layout" svg:width="0.468cm" svg:height="0.395cm" svg:x="13.833cm" svg:y="3.915cm">
          <draw:text-box>
            <text:p><text:span text:style-name="T1">PE</text:span></text:p>
          </draw:text-box>
        </draw:frame>
        <draw:frame draw:style-name="gr4" draw:text-style-name="P2" draw:layer="layout" svg:width="0.785cm" svg:height="0.395cm" svg:x="14.533cm" svg:y="3.916cm">
          <draw:text-box>
            <text:p><text:span text:style-name="T1">GND</text:span></text:p>
          </draw:text-box>
        </draw:frame>
        <draw:frame draw:style-name="gr5" draw:text-style-name="P2" draw:layer="layout" svg:width="0.633cm" svg:height="0.395cm" svg:x="15.533cm" svg:y="3.916cm">
          <draw:text-box>
            <text:p><text:span text:style-name="T1">+9V</text:span></text:p>
          </draw:text-box>
        </draw:frame>
        <draw:custom-shape draw:style-name="gr6" draw:text-style-name="P3" draw:layer="layout" svg:width="2cm" svg:height="1.9cm" svg:x="14.101cm" svg:y="13.5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01cm" svg:y="12.2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01cm" svg:y="12.6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7cm" svg:x="14.401cm" svg:y="12.21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62cm" svg:height="1.183cm" svg:x="16.054cm" svg:y="11.89cm">
          <draw:text-box>
            <text:p text:style-name="P4"><text:span text:style-name="T2">Jumpers for I0</text:span></text:p>
            <text:p text:style-name="P4"><text:span text:style-name="T2">measured as </text:span><text:span text:style-name="T2">voltage</text:span></text:p>
            <text:p text:style-name="P4"><text:span text:style-name="T2">drop across </text:span><text:span text:style-name="T2">1k</text:span><text:span text:style-name="T3">Ω</text:span><text:span text:style-name="T2"> </text:span></text:p>
          </draw:text-box>
        </draw:frame>
        <draw:frame draw:style-name="gr4" draw:text-style-name="P2" draw:layer="layout" svg:width="0.785cm" svg:height="0.395cm" draw:transform="rotate (1.5707963267949) translate (9.828cm 7.406cm)">
          <draw:text-box>
            <text:p><text:span text:style-name="T1">GND</text:span></text:p>
          </draw:text-box>
        </draw:frame>
        <draw:frame draw:style-name="gr10" draw:text-style-name="P2" draw:layer="layout" svg:width="0.76cm" svg:height="0.789cm" svg:x="9.601cm" svg:y="5.318cm">
          <draw:text-box>
            <text:p><text:span text:style-name="T1">AUX</text:span></text:p>
            <text:p><text:span text:style-name="T1">input</text:span></text:p>
          </draw:text-box>
        </draw:frame>
        <draw:frame draw:style-name="gr11" draw:text-style-name="P2" draw:layer="layout" svg:width="1.014cm" svg:height="0.395cm" draw:transform="rotate (1.5707963267949) translate (9.429cm 7.408cm)">
          <draw:text-box>
            <text:p><text:span text:style-name="T1">0–10V</text:span></text:p>
          </draw:text-box>
        </draw:frame>
        <draw:frame draw:style-name="gr12" draw:text-style-name="P2" draw:layer="layout" svg:width="1.111cm" svg:height="0.395cm" draw:transform="rotate (1.5707963267949) translate (10.23cm 7.406cm)">
          <draw:text-box>
            <text:p><text:span text:style-name="T1">0–2.5V</text:span></text:p>
          </draw:text-box>
        </draw:frame>
        <draw:custom-shape draw:style-name="gr13" draw:text-style-name="P1" draw:layer="layout" svg:width="2.1cm" svg:height="1.1cm" svg:x="4.101cm" svg:y="4.4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cm" svg:height="1.1cm" svg:x="13.801cm" svg:y="4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4.401cm" svg:y="4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5.501cm" svg:y="4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.001cm" svg:y="4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.701cm" svg:y="4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5.401cm" svg:y="4.4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3cm" svg:height="0.3cm" svg:x="10.901cm" svg:y="5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01cm" svg:y="6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0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3.501cm" svg:y="6.2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3.901cm" svg:y="6.213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0.684cm" svg:height="0.395cm" svg:x="13.401cm" svg:y="5.713cm">
          <draw:text-box>
            <text:p><text:span text:style-name="T1">LED</text:span></text:p>
          </draw:text-box>
        </draw:frame>
        <draw:frame draw:style-name="gr18" draw:text-style-name="P2" draw:layer="layout" svg:width="0.268cm" svg:height="0.395cm" svg:x="13.833cm" svg:y="6.313cm">
          <draw:text-box>
            <text:p><text:span text:style-name="T1">+</text:span></text:p>
          </draw:text-box>
        </draw:frame>
        <draw:custom-shape draw:style-name="gr19" draw:text-style-name="P6" draw:layer="layout" svg:width="1.4cm" svg:height="1.4cm" svg:x="12.701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4cm" svg:height="1.4cm" svg:x="14.001cm" svg:y="8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8cm" svg:height="0.8cm" svg:x="11.201cm" svg:y="11.1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01cm" svg:y="12.3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01cm" svg:y="12.3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01cm" svg:y="12.3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01cm" svg:y="12.3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01cm" svg:y="12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01cm" svg:y="12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01cm" svg:y="12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01cm" svg:y="12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201cm" svg:y="12.1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10.722cm" svg:y="13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7.401cm" svg:y="13.5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4cm" svg:height="6.6cm" svg:x="4.201cm" svg:y="8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2.0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2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3.0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3.4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3.8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.001cm" svg:y="14.2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01cm" svg:y="12.8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01cm" svg:y="13.2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01cm" svg:y="13.6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01cm" svg:y="14.0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01cm" svg:y="14.4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8cm" svg:height="0.8cm" svg:x="10.601cm" svg:y="9.0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01cm" svg:y="7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01cm" svg:y="8.1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001cm" svg:y="7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001cm" svg:y="8.1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01cm" svg:y="7.7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01cm" svg:y="8.1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1cm" svg:height="0.9cm" draw:transform="rotate (1.5707963267949) translate (9.601cm 6.2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2" draw:layer="layout" svg:width="1.683cm" svg:height="0.395cm" svg:x="10.917cm" svg:y="5.313cm">
          <draw:text-box>
            <text:p><text:span text:style-name="T1">Test points</text:span></text:p>
          </draw:text-box>
        </draw:frame>
        <draw:frame draw:style-name="gr5" draw:text-style-name="P2" draw:layer="layout" svg:width="0.633cm" svg:height="0.395cm" svg:x="11.317cm" svg:y="5.763cm">
          <draw:text-box>
            <text:p><text:span text:style-name="T1">+5V</text:span></text:p>
          </draw:text-box>
        </draw:frame>
        <draw:frame draw:style-name="gr4" draw:text-style-name="P2" draw:layer="layout" svg:width="0.785cm" svg:height="0.395cm" svg:x="11.319cm" svg:y="6.164cm">
          <draw:text-box>
            <text:p><text:span text:style-name="T1">GND</text:span></text:p>
          </draw:text-box>
        </draw:frame>
        <draw:frame draw:style-name="gr24" draw:text-style-name="P2" draw:layer="layout" svg:width="0.828cm" svg:height="0.395cm" svg:x="11.319cm" svg:y="6.565cm">
          <draw:text-box>
            <text:p><text:span text:style-name="T1">+33V</text:span></text:p>
          </draw:text-box>
        </draw:frame>
        <draw:custom-shape draw:style-name="gr7" draw:text-style-name="P1" draw:layer="layout" svg:width="0.7cm" svg:height="0.3cm" svg:x="9.901cm" svg:y="8.013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483cm" svg:height="0.789cm" draw:transform="rotate (1.5707963267949) translate (10.101cm 10.996cm)">
          <draw:text-box>
            <text:p text:style-name="P7"><text:span text:style-name="T2">Jumper for AUX</text:span></text:p>
            <text:p text:style-name="P7"><text:span text:style-name="T2">range 2.5V</text:span></text:p>
          </draw:text-box>
        </draw:frame>
        <draw:custom-shape draw:style-name="gr8" draw:text-style-name="P1" draw:layer="layout" svg:width="0.3cm" svg:height="0.7cm" svg:x="6.901cm" svg:y="11.913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2.483cm" svg:height="0.789cm" svg:x="7.301cm" svg:y="11.813cm">
          <draw:text-box>
            <text:p text:style-name="P4"><text:span text:style-name="T2">Jumper for AUX</text:span></text:p>
            <text:p text:style-name="P4"><text:span text:style-name="T2">range 2.5V</text:span></text:p>
          </draw:text-box>
        </draw:frame>
        <draw:frame draw:style-name="gr26" draw:text-style-name="P10" draw:layer="layout" svg:width="1.183cm" svg:height="0.949cm" svg:x="10.382cm" svg:y="11.956cm">
          <draw:text-box>
            <text:p text:style-name="P9"><text:span text:style-name="T4">Guard</text:span></text:p>
            <text:p text:style-name="P9"><text:span text:style-name="T4">+33V</text:span></text:p>
          </draw:text-box>
        </draw:frame>
        <draw:custom-shape draw:style-name="gr27" draw:text-style-name="P6" draw:layer="layout" svg:width="0.3cm" svg:height="0.3cm" svg:x="7.901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7.901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" draw:layer="layout" svg:width="1.37cm" svg:height="0.458cm" svg:x="7.319cm" svg:y="6.357cm">
          <draw:text-box>
            <text:p><text:span text:style-name="T1">V</text:span><text:span text:style-name="T5">ref</text:span><text:span text:style-name="T1"> 2.5V</text:span></text:p>
          </draw:text-box>
        </draw:frame>
        <draw:frame draw:style-name="gr4" draw:text-style-name="P2" draw:layer="layout" svg:width="0.785cm" svg:height="0.395cm" svg:x="8.319cm" svg:y="7.064cm">
          <draw:text-box>
            <text:p><text:span text:style-name="T1">GND</text:span></text:p>
          </draw:text-box>
        </draw:frame>
        <draw:frame draw:style-name="gr29" draw:text-style-name="P11" draw:layer="layout" svg:width="1.365cm" svg:height="0.395cm" svg:x="5.401cm" svg:y="13.257cm">
          <draw:text-box>
            <text:p text:style-name="P9"><text:span text:style-name="T1">LM35out</text:span></text:p>
          </draw:text-box>
        </draw:frame>
        <draw:frame draw:style-name="gr30" draw:text-style-name="P11" draw:layer="layout" svg:width="0.899cm" svg:height="0.395cm" svg:x="5.867cm" svg:y="12.857cm">
          <draw:text-box>
            <text:p text:style-name="P9"><text:span text:style-name="T1">GndA</text:span></text:p>
          </draw:text-box>
        </draw:frame>
        <draw:frame draw:style-name="gr5" draw:text-style-name="P11" draw:layer="layout" svg:width="0.633cm" svg:height="0.395cm" svg:x="6.133cm" svg:y="13.657cm">
          <draw:text-box>
            <text:p text:style-name="P9"><text:span text:style-name="T1">+5V</text:span></text:p>
          </draw:text-box>
        </draw:frame>
        <draw:frame draw:style-name="gr31" draw:text-style-name="P11" draw:layer="layout" svg:width="1.251cm" svg:height="0.395cm" svg:x="5.515cm" svg:y="14.057cm">
          <draw:text-box>
            <text:p text:style-name="P9"><text:span text:style-name="T1">Ar</text:span><text:span text:style-name="T1">dR</text:span><text:span text:style-name="T1">E</text:span><text:span text:style-name="T1">F</text:span></text:p>
          </draw:text-box>
        </draw:frame>
        <draw:custom-shape draw:style-name="gr32" draw:text-style-name="P3" draw:layer="layout" svg:width="1.1cm" svg:height="0.5cm" svg:x="4.901cm" svg:y="14.913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0.722cm" svg:height="0.395cm" svg:x="5.101cm" svg:y="15.513cm">
          <draw:text-box>
            <text:p text:style-name="P9"><text:span text:style-name="T1">U</text:span><text:span text:style-name="T1">S</text:span><text:span text:style-name="T1">B</text:span></text:p>
          </draw:text-box>
        </draw:frame>
        <draw:frame draw:style-name="gr5" draw:text-style-name="P11" draw:layer="layout" svg:width="0.633cm" svg:height="0.395cm" svg:x="3.168cm" svg:y="12.686cm">
          <draw:text-box>
            <text:p text:style-name="P9"><text:span text:style-name="T1">+5V</text:span></text:p>
          </draw:text-box>
        </draw:frame>
        <draw:frame draw:style-name="gr34" draw:text-style-name="P11" draw:layer="layout" svg:width="0.883cm" svg:height="0.395cm" draw:transform="rotate (1.5707963267949) translate (2.363cm 14.158cm)">
          <draw:text-box>
            <text:p text:style-name="P9"><text:span text:style-name="T1">spare</text:span></text:p>
          </draw:text-box>
        </draw:frame>
        <draw:frame draw:style-name="gr30" draw:text-style-name="P11" draw:layer="layout" svg:width="0.899cm" svg:height="0.395cm" svg:x="2.902cm" svg:y="13.086cm">
          <draw:text-box>
            <text:p text:style-name="P9"><text:span text:style-name="T1">GndA</text:span></text:p>
          </draw:text-box>
        </draw:frame>
        <draw:frame draw:style-name="gr35" draw:text-style-name="P11" draw:layer="layout" svg:width="0.43cm" svg:height="0.395cm" svg:x="3.371cm" svg:y="13.487cm">
          <draw:text-box>
            <text:p text:style-name="P9"><text:span text:style-name="T1">A0</text:span></text:p>
          </draw:text-box>
        </draw:frame>
        <draw:frame draw:style-name="gr36" draw:text-style-name="P11" draw:layer="layout" svg:width="0.62cm" svg:height="0.395cm" svg:x="3.181cm" svg:y="13.887cm">
          <draw:text-box>
            <text:p text:style-name="P9"><text:span text:style-name="T1">D</text:span><text:span text:style-name="T1">1</text:span><text:span text:style-name="T1">1</text:span></text:p>
          </draw:text-box>
        </draw:frame>
        <draw:frame draw:style-name="gr37" draw:text-style-name="P11" draw:layer="layout" svg:width="0.645cm" svg:height="0.395cm" svg:x="3.156cm" svg:y="14.287cm">
          <draw:text-box>
            <text:p text:style-name="P9"><text:span text:style-name="T1">D12</text:span></text:p>
          </draw:text-box>
        </draw:frame>
        <draw:frame draw:style-name="gr38" draw:text-style-name="P11" draw:layer="layout" svg:width="2.089cm" svg:height="0.395cm" draw:transform="rotate (1.5707963267949) translate (4.906cm 14.702cm)">
          <draw:text-box>
            <text:p text:style-name="P9"><text:span text:style-name="T1">LM35 or PTC</text:span></text:p>
          </draw:text-box>
        </draw:frame>
        <draw:custom-shape draw:style-name="gr39" draw:text-style-name="P1" draw:layer="layout" svg:width="0.6cm" svg:height="1.5cm" svg:x="14.201cm" svg:y="9.71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1cm" svg:height="1.5cm" draw:transform="rotate (-3.14159265358979) translate (5.401cm 14.4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1cm" svg:height="2cm" draw:transform="rotate (-3.14159265358979) translate (2.901cm 14.7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7cm" svg:height="0.3cm" svg:x="9.501cm" svg:y="8.01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2.483cm" svg:height="0.789cm" draw:transform="rotate (1.5707963267949) translate (9.112cm 10.996cm)">
          <draw:text-box>
            <text:p text:style-name="P7"><text:span text:style-name="T6">Jumper for AUX</text:span></text:p>
            <text:p text:style-name="P7"><text:span text:style-name="T6">range 10V</text:span></text:p>
          </draw:text-box>
        </draw:frame>
        <draw:custom-shape draw:style-name="gr42" draw:text-style-name="P1" draw:layer="layout" svg:width="0.7cm" svg:height="0.3cm" svg:x="14.801cm" svg:y="12.2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7cm" svg:height="0.3cm" svg:x="14.801cm" svg:y="12.613cm">
          <text:p/>
          <draw:enhanced-geometry svg:viewBox="0 0 21600 21600" draw:type="rectangle" draw:enhanced-path="M 0 0 L 21600 0 21600 21600 0 21600 0 0 Z N"/>
        </draw:custom-shape>
        <draw:frame draw:style-name="gr43" draw:text-style-name="P13" draw:layer="layout" svg:width="2.25cm" svg:height="0.789cm" svg:x="14.051cm" svg:y="11.313cm">
          <draw:text-box>
            <text:p text:style-name="P9"><text:span text:style-name="T6">Jumpers for I0</text:span></text:p>
            <text:p text:style-name="P9"><text:span text:style-name="T6">range 10V</text:span></text:p>
          </draw:text-box>
        </draw:frame>
        <draw:frame draw:style-name="gr29" draw:text-style-name="P2" draw:layer="layout" svg:width="1.365cm" svg:height="0.395cm" svg:x="14.633cm" svg:y="3.317cm">
          <draw:text-box>
            <text:p><text:span text:style-name="T1">Power in</text:span></text:p>
          </draw:text-box>
        </draw:frame>
        <draw:frame draw:style-name="gr44" draw:text-style-name="P10" draw:layer="layout" svg:width="1.327cm" svg:height="0.789cm" svg:x="7.701cm" svg:y="13.913cm">
          <draw:text-box>
            <text:p text:style-name="P9"><text:span text:style-name="T1">DAC out</text:span></text:p>
            <text:p text:style-name="P9"><text:span text:style-name="T1">0–10V</text:span></text:p>
          </draw:text-box>
        </draw:frame>
        <draw:frame draw:style-name="gr45" draw:text-style-name="P10" draw:layer="layout" svg:width="1.183cm" svg:height="0.852cm" svg:x="11.101cm" svg:y="13.914cm">
          <draw:text-box>
            <text:p text:style-name="P9"><text:span text:style-name="T1">I</text:span><text:span text:style-name="T5">target</text:span></text:p>
            <text:p text:style-name="P9"><text:span text:style-name="T1">@+33V</text:span></text:p>
          </draw:text-box>
        </draw:frame>
        <draw:frame draw:style-name="gr46" draw:text-style-name="P10" draw:layer="layout" svg:width="0.619cm" svg:height="0.458cm" svg:x="14.805cm" svg:y="13.915cm">
          <draw:text-box>
            <text:p text:style-name="P9"><text:span text:style-name="T1">I</text:span><text:span text:style-name="T5">0</text:span><text:span text:style-name="T7"> in</text:span></text:p>
          </draw:text-box>
        </draw:frame>
        <draw:custom-shape draw:style-name="gr47" draw:text-style-name="P3" draw:layer="layout" svg:width="1.4cm" svg:height="1.1cm" svg:x="7.701cm" svg:y="15.41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3" draw:layer="layout" svg:width="1cm" svg:height="1.3cm" svg:x="7.901cm" svg:y="16.513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7" draw:text-style-name="P3" draw:layer="layout" svg:width="1.4cm" svg:height="1.1cm" svg:x="11.001cm" svg:y="15.41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3" draw:layer="layout" svg:width="1cm" svg:height="1.3cm" svg:x="11.201cm" svg:y="16.513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7" draw:text-style-name="P3" draw:layer="layout" svg:width="1.4cm" svg:height="1.1cm" svg:x="14.401cm" svg:y="15.41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3" draw:layer="layout" svg:width="1cm" svg:height="1.3cm" svg:x="14.601cm" svg:y="16.513cm">
          <text:p/>
          <draw:enhanced-geometry svg:viewBox="0 0 21600 21600" draw:mirror-vertical="false" draw:type="rectangle" draw:enhanced-path="M 0 0 L 21600 0 21600 21600 0 21600 0 0 Z N"/>
        </draw:custom-shape>
        <draw:frame draw:style-name="gr49" draw:text-style-name="P2" draw:layer="layout" svg:width="3.558cm" svg:height="0.395cm" svg:x="3.543cm" svg:y="3.118cm">
          <draw:text-box>
            <text:p><text:span text:style-name="T1">connect to </text:span><text:span text:style-name="T1">SHV socket</text:span></text:p>
          </draw:text-box>
        </draw:frame>
        <draw:custom-shape draw:style-name="gr50" draw:text-style-name="P14" draw:layer="layout" svg:width="0.2cm" svg:height="1.5cm" draw:transform="rotate (1.5707963267949) translate (4.401cm 3.8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6" draw:layer="layout" svg:width="0.3cm" svg:height="0.3cm" svg:x="4.701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5" draw:layer="layout" svg:width="1.251cm" svg:height="1.183cm" svg:x="5.101cm" svg:y="8.818cm">
          <draw:text-box>
            <text:p text:style-name="P4"><text:span text:style-name="T1">Arduino</text:span></text:p>
            <text:p text:style-name="P4"><text:span text:style-name="T1">reset</text:span></text:p>
            <text:p text:style-name="P4"><text:span text:style-name="T1">button</text:span></text:p>
          </draw:text-box>
        </draw:frame>
        <draw:frame draw:style-name="gr23" draw:text-style-name="P2" draw:layer="layout" svg:width="1.683cm" svg:height="0.395cm" svg:x="7.018cm" svg:y="5.913cm">
          <draw:text-box>
            <text:p><text:span text:style-name="T1">Test points</text:span></text:p>
          </draw:text-box>
        </draw:frame>
        <draw:frame draw:style-name="gr52" draw:text-style-name="P16" draw:layer="layout" svg:width="1.035cm" svg:height="0.395cm" svg:x="11.379cm" svg:y="11.318cm">
          <draw:text-box>
            <text:p text:style-name="P9"><text:span text:style-name="T8">ADC 0</text:span></text:p>
          </draw:text-box>
        </draw:frame>
        <draw:frame draw:style-name="gr52" draw:text-style-name="P16" draw:layer="layout" svg:width="1.035cm" svg:height="0.395cm" svg:x="10.901cm" svg:y="9.218cm">
          <draw:text-box>
            <text:p text:style-name="P9"><text:span text:style-name="T8">ADC 1</text:span></text:p>
          </draw:text-box>
        </draw:frame>
        <draw:frame draw:style-name="gr53" draw:text-style-name="P17" draw:layer="layout" svg:width="13.7cm" svg:height="1.425cm" svg:x="2.8cm" svg:y="18.2cm">
          <draw:text-box>
            <text:p><text:span text:style-name="T9">Copyright </text:span><text:span text:style-name="T10">2019–2023 </text:span><text:span text:style-name="T10">ViPErLEED </text:span><text:span text:style-name="T10">Developers</text:span></text:p>
            <text:p><text:span text:style-name="T10">License: </text:span><text:span text:style-name="T10">Creative </text:span><text:span text:style-name="T10">Commons </text:span><text:span text:style-name="T10">Attribution-</text:span><text:span text:style-name="T10">NonCommerci</text:span><text:span text:style-name="T10">al 4.0 CC-BY-</text:span><text:span text:style-name="T10">NC4.0</text:span></text:p>
            <text:p><text:span text:style-name="T10">Version 2023-</text:span><text:span text:style-name="T10">Oct-19 by </text:span><text:span text:style-name="T10">Michael </text:span><text:span text:style-name="T10">Schmid</text:span></text:p>
            <text:p><text:span text:style-name="T10">Users: please </text:span><text:span text:style-name="T10">cite our paper </text:span><text:span text:style-name="T10">when </text:span><text:span text:style-name="T10">published.</text:span></text:p>
          </draw:text-box>
        </draw:frame>
        <draw:custom-shape draw:style-name="gr54" draw:text-style-name="P6" draw:layer="layout" svg:width="0.3cm" svg:height="0.3cm" svg:x="7.902cm" svg:y="7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3cm" svg:height="0.3cm" svg:x="7.501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3cm" svg:height="0.3cm" svg:x="7.502cm" svg:y="7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3cm" svg:height="0.3cm" svg:x="7.101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3cm" svg:height="0.3cm" svg:x="7.102cm" svg:y="7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1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ultrafine_20_Dashed" draw:display-name="Ultraultrafine Dashed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2:41:13.903414438</meta:creation-date>
    <dc:date>2023-10-19T11:18:49.491057895</dc:date>
    <meta:editing-duration>PT47M20S</meta:editing-duration>
    <meta:editing-cycles>3</meta:editing-cycles>
    <meta:generator>LibreOffice/6.4.7.2$Linux_X86_64 LibreOffice_project/40$Build-2</meta:generator>
    <meta:document-statistic meta:object-count="120"/>
  </office:meta>
</office:document-meta>
</file>